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4d284" officeooo:paragraph-rsid="00182c4c"/>
    </style:style>
    <style:style style:name="P2" style:family="paragraph" style:parent-style-name="Standard">
      <style:text-properties officeooo:rsid="001655b0" officeooo:paragraph-rsid="001655b0"/>
    </style:style>
    <style:style style:name="P3" style:family="paragraph" style:parent-style-name="Standard">
      <style:text-properties officeooo:rsid="001778d9" officeooo:paragraph-rsid="001778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ch</text:p>
      <text:p text:style-name="P2"><text:a xlink:type="simple" xlink:href="https://www.youtube.com/watch?v=3HSRIDtwsfM" text:style-name="Internet_20_link" text:visited-style-name="Visited_20_Internet_20_Link">https://www.youtube.com/watch?v=3HSRIDtwsfM</text:a></text:p>
      <text:p text:style-name="P2"/>
      <text:p text:style-name="P3">Monteverdi</text:p>
      <text:p text:style-name="P3"><text:a xlink:type="simple" xlink:href="https://www.youtube.com/watch?v=TROsH4jwomg" text:style-name="Internet_20_link" text:visited-style-name="Visited_20_Internet_20_Link">https://www.youtube.com/watch?v=TROsH4jwomg</text:a></text:p>
      <text:p text:style-name="P3"/>
      <text:p text:style-name="P1">Berlioz</text:p>
      <text:p text:style-name="P1"><text:a xlink:type="simple" xlink:href="https://www.youtube.com/watch?v=jxcRfyzBfyU" text:style-name="Internet_20_link" text:visited-style-name="Visited_20_Internet_20_Link">https://www.youtube.com/watch?v=jxcRfyzBfyU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06:46:28.724190188</meta:creation-date>
    <dc:date>2017-10-06T07:06:40.237732272</dc:date>
    <meta:editing-duration>PT10M2S</meta:editing-duration>
    <meta:editing-cycles>3</meta:editing-cycles>
    <meta:generator>LibreOffice/5.2.3.3$Linux_X86_64 LibreOffice_project/20$Build-3</meta:generator>
    <meta:document-statistic meta:table-count="0" meta:image-count="0" meta:object-count="0" meta:page-count="1" meta:paragraph-count="6" meta:word-count="6" meta:character-count="150" meta:non-whitespace-character-count="150"/>
  </office:meta>
</office:document-meta>
</file>